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72in"/>
    </style:style>
    <style:style style:name="co3" style:family="table-column">
      <style:table-column-properties fo:break-before="auto" style:column-width="0.272in"/>
    </style:style>
    <style:style style:name="co4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7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est 8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8"/>
        </table:table-row>
        <table:table-row table:style-name="ro1"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8"/>
        </table:table-row>
        <table:table-row table:style-name="ro1">
          <table:table-cell table:number-columns-repeated="29"/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table:number-columns-repeated="29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8"/>
        </table:table-row>
        <table:table-row table:style-name="ro1">
          <table:table-cell/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8"/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9"/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office:value-type="string" calcext:value-type="string">
            <text:p>remove</text:p>
          </table:table-cell>
          <table:table-cell table:style-name="Default" table:number-columns-repeated="4"/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5"/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5" office:value-type="string" calcext:value-type="string">
            <text:p>add to std::multimap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Default"/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count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indexes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/>
          <table:table-cell table:style-name="ce5" office:value-type="string" calcext:value-type="string">
            <text:p>3*6+(4-3)*5+(5-(4-3))*4 </text:p>
          </table:table-cell>
          <table:table-cell table:number-columns-repeated="9"/>
          <table:table-cell table:style-name="ce5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table:number-columns-repeated="29"/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number-columns-repeated="28"/>
        </table:table-row>
        <table:table-row table:style-name="ro1">
          <table:table-cell table:number-columns-repeated="11"/>
          <table:table-cell table:style-name="ce5"/>
          <table:table-cell table:number-columns-repeated="18"/>
          <table:table-cell table:formula="of:=SUM([.AE3:.AE28])" office:value-type="float" office:value="1593" calcext:value-type="float">
            <text:p>1593</text:p>
          </table:table-cell>
          <table:table-cell table:number-columns-repeated="28"/>
        </table:table-row>
        <table:table-row table:style-name="ro1">
          <table:table-cell table:number-columns-repeated="30"/>
          <table:table-cell office:value-type="string" calcext:value-type="string">
            <text:p>Ans = 1133</text:p>
          </table:table-cell>
          <table:table-cell table:number-columns-repeated="28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11"/>
          <table:table-cell table:style-name="ce5" office:value-type="string" calcext:value-type="string">
            <text:p>pass b, e, ans&amp;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style-name="ce5" office:value-type="string" calcext:value-type="string">
            <text:p>find zero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style-name="ce5" office:value-type="string" calcext:value-type="string">
            <text:p>L = b, r = zero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style-name="ce5" office:value-type="string" calcext:value-type="string">
            <text:p>find min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style-name="ce5" office:value-type="string" calcext:value-type="string">
            <text:p>from l to r minus min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style-name="ce5" office:value-type="string" calcext:value-type="string">
            <text:p>repeat</text:p>
          </table:table-cell>
          <table:table-cell table:number-columns-repeated="47"/>
        </table:table-row>
        <table:table-row table:style-name="ro1" table:number-rows-repeated="2">
          <table:table-cell table:number-columns-repeated="5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r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5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Ans = 4</text:p>
          </table:table-cell>
          <table:table-cell table:number-columns-repeated="43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4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4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Ans = 1</text:p>
          </table:table-cell>
          <table:table-cell table:number-columns-repeated="43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8"/>
        </table:table-row>
        <table:table-row table:style-name="ro1" table:number-rows-repeated="1048521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4:55:41.076946211</meta:creation-date>
    <dc:date>2023-03-19T00:39:50.826409338</dc:date>
    <meta:editing-duration>PT5H4M58S</meta:editing-duration>
    <meta:editing-cycles>10</meta:editing-cycles>
    <meta:generator>LibreOffice/7.3.7.2$Linux_X86_64 LibreOffice_project/30$Build-2</meta:generator>
    <meta:document-statistic meta:table-count="1" meta:cell-count="411" meta:object-count="0"/>
  </office:meta>
</office:document-meta>
</file>